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office:font-face-decls>
  <office:automatic-styles>
    <style:style style:name="P1" style:family="paragraph" style:parent-style-name="Heading_20_3">
      <style:text-properties fo:font-weight="normal" officeooo:rsid="001c7f91" officeooo:paragraph-rsid="001c7f91" style:font-weight-asian="normal" style:font-weight-complex="normal"/>
    </style:style>
    <style:style style:name="P2" style:family="paragraph" style:parent-style-name="Heading_20_3">
      <style:text-properties fo:font-weight="normal" officeooo:rsid="00206349" officeooo:paragraph-rsid="00206349" style:font-weight-asian="normal" style:font-weight-complex="normal"/>
    </style:style>
    <style:style style:name="P3" style:family="paragraph" style:parent-style-name="Heading_20_3">
      <style:text-properties fo:font-weight="normal" officeooo:rsid="0021d4fa" officeooo:paragraph-rsid="0021d4fa" style:font-weight-asian="normal" style:font-weight-complex="normal"/>
    </style:style>
    <style:style style:name="P4" style:family="paragraph" style:parent-style-name="Standard">
      <style:text-properties officeooo:rsid="001c7f91" officeooo:paragraph-rsid="001d5b82"/>
    </style:style>
    <style:style style:name="P5" style:family="paragraph" style:parent-style-name="Text_20_body">
      <style:paragraph-properties fo:text-align="center" style:justify-single-word="false"/>
      <style:text-properties fo:font-weight="normal" officeooo:rsid="001bdeb6" officeooo:paragraph-rsid="001bdeb6" style:font-weight-asian="normal" style:font-weight-complex="normal"/>
    </style:style>
    <style:style style:name="P6" style:family="paragraph" style:parent-style-name="Text_20_body">
      <style:text-properties officeooo:paragraph-rsid="001bdeb6"/>
    </style:style>
    <style:style style:name="P7" style:family="paragraph" style:parent-style-name="Text_20_body">
      <style:text-properties officeooo:rsid="001c7f91" officeooo:paragraph-rsid="001c7f91"/>
    </style:style>
    <style:style style:name="P8" style:family="paragraph" style:parent-style-name="Text_20_body">
      <style:text-properties officeooo:paragraph-rsid="00206349"/>
    </style:style>
    <style:style style:name="P9" style:family="paragraph" style:parent-style-name="Title">
      <style:text-properties fo:font-weight="normal" officeooo:rsid="001bdeb6" officeooo:paragraph-rsid="001bdeb6" style:font-weight-asian="normal" style:font-weight-complex="normal"/>
    </style:style>
    <style:style style:name="T1" style:family="text">
      <style:text-properties fo:font-weight="normal" officeooo:rsid="001bdeb6" style:font-weight-asian="normal" style:font-weight-complex="normal"/>
    </style:style>
    <style:style style:name="T2" style:family="text">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loext:char-shading-value="0" style:font-weight-asian="normal" style:font-weight-complex="normal"/>
    </style:style>
    <style:style style:name="T3"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1bdeb6" style:text-blinking="false" fo:background-color="transparent" loext:char-shading-value="0" style:font-weight-asian="normal" style:font-weight-complex="normal"/>
    </style:style>
    <style:style style:name="T4"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1c7f91" style:text-blinking="false" fo:background-color="transparent" loext:char-shading-value="0" style:font-weight-asian="normal" style:font-weight-complex="normal"/>
    </style:style>
    <style:style style:name="T5"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1d5b82" style:text-blinking="false" fo:background-color="transparent" loext:char-shading-value="0" style:font-weight-asian="normal" style:font-weight-complex="normal"/>
    </style:style>
    <style:style style:name="T6"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1eda3a" style:text-blinking="false" fo:background-color="transparent" loext:char-shading-value="0" style:font-weight-asian="normal" style:font-weight-complex="normal"/>
    </style:style>
    <style:style style:name="T7"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206349" style:text-blinking="false" fo:background-color="transparent" loext:char-shading-value="0" style:font-weight-asian="normal" style:font-weight-complex="normal"/>
    </style:style>
    <style:style style:name="T8" style:family="text">
      <style:text-properties fo:font-variant="normal" fo:text-transform="none" fo:color="#000000" loext:opacity="100%" style:text-line-through-style="none" style:text-line-through-type="none" style:font-name="Times New Roman" fo:font-size="11pt"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9" style:family="text">
      <style:text-properties fo:font-variant="normal" fo:text-transform="none" fo:color="#000000" loext:opacity="100%" style:text-line-through-style="none" style:text-line-through-type="none" style:font-name="Times New Roman" fo:font-size="11pt" fo:font-style="italic" style:text-underline-style="none" fo:font-weight="normal" officeooo:rsid="001c7f91" style:text-blinking="false" fo:background-color="transparent" loext:char-shading-value="0" style:font-style-asian="italic" style:font-weight-asian="normal" style:font-style-complex="italic" style:font-weight-complex="normal"/>
    </style:style>
    <style:style style:name="T1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weight-complex="normal"/>
    </style:style>
    <style:style style:name="T11" style:family="text">
      <style:text-properties fo:font-variant="normal" fo:text-transform="none" fo:color="#1155cc" loext:opacity="100%"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ject 2: FTP Server</text:p>
      <text:p text:style-name="P5">CIS 457 – Data Communications</text:p>
      <text:p text:style-name="P5">Ryan Kline</text:p>
      <text:p text:style-name="P5"/>
      <text:h text:style-name="P1" text:outline-level="3">Setup</text:h>
      <text:p text:style-name="P6"><text:span text:style-name="T1">This project was written in the Go programming language. </text:span><text:bookmark text:name="docs-internal-guid-d37db82f-7fff-d6dc-13fc-2900f9a1a861"/><text:span text:style-name="T2">To compile and run my source code, follow these </text:span><text:a xlink:type="simple" xlink:href="https://go.dev/doc/install" text:style-name="Internet_20_link" text:visited-style-name="Visited_20_Internet_20_Link"><text:span text:style-name="T11">instructions</text:span></text:a><text:span text:style-name="T10"> </text:span><text:span text:style-name="T2">to download and install Go on your machine. </text:span><text:span text:style-name="T4">Once installed, run `</text:span><text:span text:style-name="T9">go build &lt;source file&gt;</text:span><text:span text:style-name="T4">` to produce the binary. Alternatively, you can run the source file directly with `</text:span><text:span text:style-name="T9">go run &lt;source file&gt;</text:span><text:span text:style-name="T4">`. </text:span></text:p>
      <text:p text:style-name="P6"><text:span text:style-name="T4"/></text:p>
      <text:h text:style-name="P1" text:outline-level="3">Server</text:h>
      <text:p text:style-name="P4"><text:span text:style-name="T2">Given a host, port, and connection type, the main() function </text:span><text:span text:style-name="T5">listens for connections indefinitely</text:span><text:span text:style-name="T2">. </text:span><text:span text:style-name="T5">Once a connection is established, the clients connection is passed as a parameter to the processesClient() function, which is ran as a go-routine (new thread).</text:span></text:p>
      <text:p text:style-name="P4"><text:span text:style-name="T5"/></text:p>
      <text:p text:style-name="P4"><text:span text:style-name="T5">Within processesClient(), the server waits for commands to be sent from the client. Upon receiving a command, the server first checks the validity of the command, then </text:span><text:span text:style-name="T6">attempts to establish a connection to the data line (where the client is acting as the server). Once the data connection is established, the data transfer is handled in the handleDataTransfer() function, where appropriate action is taken based on the instruction received. After this function has returned, the server closes its end of the data line and this cycle repeats until “QUIT” is received.</text:span></text:p>
      <text:p text:style-name="P4"><text:span text:style-name="T6"/></text:p>
      <text:p text:style-name="P4"><text:span text:style-name="T6"/></text:p>
      <text:h text:style-name="P2" text:outline-level="3">Client</text:h>
      <text:p text:style-name="P8"><text:span text:style-name="T3">T</text:span><text:span text:style-name="T7">he client program first prompts a user to connect to a server using </text:span><text:span text:style-name="T2">the command '</text:span><text:span text:style-name="T8">CONNECT &lt;server name/IP address&gt;:&lt;port&gt;</text:span><text:span text:style-name="T2">'. Upon successful connection, the user is able to send commands to the server. If a command requires a data transfer, a server is started on the client to act as the data connection. Once the FTP server has been connected to the data line, the handleDataTransfer() function is called and runs the appropriate logic based on the command sent. When the transfer is complete, the data connection is closed and the user is prompted to send another command. This loop continues until the client sends the "QUIT" command.</text:span></text:p>
      <text:p text:style-name="P8"><text:span text:style-name="T2"/></text:p>
      <text:h text:style-name="P3" text:outline-level="3">Demonstrations</text:h>
      <text:p text:style-name="P7"><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3T20:55:13.670359903</meta:creation-date>
    <dc:date>2023-03-13T22:13:19.502328515</dc:date>
    <meta:editing-duration>PT26M54S</meta:editing-duration>
    <meta:editing-cycles>1</meta:editing-cycles>
    <meta:document-statistic meta:table-count="0" meta:image-count="0" meta:object-count="0" meta:page-count="1" meta:paragraph-count="11" meta:word-count="302" meta:character-count="1863" meta:non-whitespace-character-count="1570"/>
    <meta:generator>LibreOffice/7.3.7.2$Linux_X86_64 LibreOffice_project/30$Build-2</meta:generator>
  </office:meta>
</office:document-meta>
</file>